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PT Serif" fo:font-size="12pt" style:font-size-asian="12pt" style:font-size-complex="12pt"/>
    </style:style>
    <style:style style:name="P2" style:family="paragraph" style:parent-style-name="Standard" style:master-page-name="Standard">
      <style:paragraph-properties style:page-number="auto"/>
      <style:text-properties style:font-name="PT Serif" fo:font-size="12pt" style:font-size-asian="12pt" style:font-size-complex="12pt"/>
    </style:style>
    <style:style style:name="T1" style:family="text">
      <style:text-properties fo:font-size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font-size-complex="20pt"/>
    </style:style>
    <style:style style:name="T4" style:family="text">
      <style:text-properties fo:font-size="16pt" fo:font-style="italic" style:font-size-asian="16pt" style:font-style-asian="italic" style:font-size-complex="16pt"/>
    </style:style>
    <style:style style:name="T5" style:family="text">
      <style:text-properties fo:font-style="italic" style:font-style-asian="italic"/>
    </style:style>
    <style:style style:name="T6" style:family="text">
      <style:text-properties fo:font-size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/>
    </style:style>
    <style:style style:name="T9" style:family="text">
      <style:text-properties fo:font-size="22pt" fo:font-weight="bold" style:font-size-asian="22pt" style:font-weight-asian="bold" style:font-size-complex="22pt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4pt"/>
    </style:style>
    <style:style style:name="T12" style:family="text">
      <style:text-properties fo:font-size="18pt"/>
    </style:style>
    <style:style style:name="T13" style:family="text">
      <style:text-properties fo:font-size="24pt"/>
    </style:style>
    <style:style style:name="T14" style:family="text">
      <style:text-properties fo:font-size="26pt"/>
    </style:style>
    <style:style style:name="T15" style:family="text">
      <style:text-properties fo:font-size="28pt"/>
    </style:style>
    <style:style style:name="T16" style:family="text">
      <style:text-properties fo:font-size="30pt"/>
    </style:style>
    <style:style style:name="T17" style:family="text">
      <style:text-properties fo:font-size="32pt"/>
    </style:style>
    <style:style style:name="T18" style:family="text">
      <style:text-properties fo:font-size="34pt"/>
    </style:style>
    <style:style style:name="T19" style:family="text">
      <style:text-properties fo:font-size="36pt"/>
    </style:style>
    <style:style style:name="T20" style:family="text">
      <style:text-properties fo:font-size="38pt"/>
    </style:style>
    <style:style style:name="T21" style:family="text">
      <style:text-properties fo:font-size="40pt"/>
    </style:style>
    <style:style style:name="T22" style:family="text">
      <style:text-properties fo:font-size="42pt"/>
    </style:style>
    <style:style style:name="T23" style:family="text">
      <style:text-properties fo:font-size="44pt"/>
    </style:style>
    <style:style style:name="T24" style:family="text">
      <style:text-properties fo:font-size="46pt"/>
    </style:style>
    <style:style style:name="T25" style:family="text">
      <style:text-properties fo:font-size="48pt"/>
    </style:style>
    <style:style style:name="T26" style:family="text">
      <style:text-properties fo:font-size="50pt"/>
    </style:style>
    <style:style style:name="T27" style:family="text">
      <style:text-properties fo:font-size="52pt"/>
    </style:style>
    <style:style style:name="T28" style:family="text">
      <style:text-properties fo:font-size="54pt"/>
    </style:style>
    <style:style style:name="T29" style:family="text">
      <style:text-properties fo:font-size="56pt"/>
    </style:style>
    <style:style style:name="T30" style:family="text">
      <style:text-properties fo:font-size="58pt"/>
    </style:style>
    <style:style style:name="T31" style:family="text">
      <style:text-properties fo:font-size="60pt"/>
    </style:style>
    <style:style style:name="T32" style:family="text">
      <style:text-properties fo:font-size="62pt"/>
    </style:style>
    <style:style style:name="T33" style:family="text">
      <style:text-properties fo:font-size="64pt"/>
    </style:style>
    <style:style style:name="T34" style:family="text">
      <style:text-properties fo:font-size="66pt"/>
    </style:style>
    <style:style style:name="T35" style:family="text">
      <style:text-properties fo:font-size="6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писок идей. </text:p>
      <text:p text:style-name="P1">1) набеги существ на мирные территории.</text:p>
      <text:p text:style-name="P1"><text:span text:style-name="T5">Допустим на поселок нападают орки. Игроки узнают за два –три дня, приходят в город, встают возле ворот или на стене, и обороняют город. </text:span>Оброна города – сперва слабые, а потом все сильнее мобы «залазят на стену» как это сделать в игре каждые двадцать секунд в на стену залазит один орк. Получается игрок начинает сражаться, через 20 секунд в бой присоединяется еще один орк. Потом еще один и еще один. Вот так. Можно сделать отступление к барикадам и продолжить бой там. Получается 10 ячеек стены ( или больше)и игрокам надо будет удерживать ее. В течении 10- минут или уничтожить какое-то количеств орков . если игроки не удерживают стену… то тогда игроки отступают к баррикадам или теряют город ( их выкидывает из него)и пишется что город потерян. Можно после того как игроков выкинуло из города или после того как они не удержали баррикады они могут прикрывать беженцев уходящих из города</text:p>
      <text:p text:style-name="P1">2) выпадение вещей из мобов или ботов</text:p>
      <text:p text:style-name="P1">Из мобов на которых требуется только один игрок будет выпадать <text:s/>дешевое оружие (10%)</text:p>
      <text:p text:style-name="P1">Из мобов на которых требуется два игрока(без подготовки)– может выпасть временное улучшение для текущего оружия(5%), или среднее оружие 5%</text:p>
      <text:p text:style-name="P1">Из сильных ботов на которых требуется подготовка и два три игрока ( <text:s/>вампир)для вампира нужно будет купить или вырастить чеснок, заготовить колья,специальные заклинания, достать серебряный кинжал для убийства … игроки должны иметь тактику убийства этого бота. Т.е.грамотно прикрывать друг друга и т.д. Из такого бота будет выпадать нормальные вещи, или артефакты. </text:p>
      <text:p text:style-name="P1">Боссы. Для некоторых надо будет собрать толпу – для других хорошая подготовка. Из них будут выпадать очень хорошие вещи. </text:p>
      <text:p text:style-name="P1">3) различные колчаны на 50 /100/150 стрел </text:p>
      <text:p text:style-name="P1">4) Продвинутый кулачаный бой ( кастеты и т.д.)</text:p>
      <text:p text:style-name="P1">Это можно будет сделать для мобов в обычной системе, а вот для разборки в трактире как в старом бойцовском клубе ( голова/туловище/ноги/пах/)ну и конец боя не смертельный, а какая-то травма которую можно вылечить в госпитале или у знахаря. ( драка только в специальных местах типо трактира)</text:p>
      <text:p text:style-name="P1">5) Сделать клановое хранилище с различными функциями </text:p>
      <text:p text:style-name="P1">1) возможность только ложить</text:p>
      <text:p text:style-name="P1">2) возможность и брать и ложить </text:p>
      <text:p text:style-name="P1">И кто что ложил или брал можно было посмотреть ( отчет)</text:p>
      <text:p text:style-name="P1"><text:soft-page-break/>6) Что бы в хране можно было посмотреть какие предметы типа доспехи или типо оружие есть</text:p>
      <text:p text:style-name="P1">7) сделать клановые территории куда возможен доступ только участникам клана. И возможность устанавливать ловушки и предупреждения перед территорией клана.</text:p>
      <text:p text:style-name="P1">8) в территории клана сделать возможность строить дома или замок. И там же хранилище сделать. </text:p>
      <text:p text:style-name="P1">9) почтовые голуби – сделать возможность посылать голубей тем персам которые находятся в оффлайне. Ну или просто сделать офлайновую доставку сообщений. </text:p>
      <text:p text:style-name="P1">11) зачарованное метательное оружие которое будет возвращаться в руки после броска. </text:p>
      <text:p text:style-name="P1">12) сбыт предметов мирных умений. В разных городах разные цены на них и может даже квесты где вход – определенное количество товаров </text:p>
      <text:p text:style-name="P1">13) погода – это уже говорил </text:p>
      <text:p text:style-name="P1">14) сезонные квесты – летом ловить бабочек, весной собирать подснежники… и т.д.</text:p>
      <text:p text:style-name="P1">15) подводные локации.</text:p>
      <text:p text:style-name="P1">16) придумать что-то с навыком воровства . сделать гильдию вход туда только через пару квестов и уровень навыка </text:p>
      <text:p text:style-name="P1">17) развитие игры – локации. Игрок берет кирку и начинает долбить стену где-то в пещерах. Или топором в дремучем лесу.( кстати а если в лесу тропинка будет заростать ( на обычных локациях)можно сделать так что бы игроку приходилось прорубывать себе путь? )</text:p>
      <text:p text:style-name="P1">18) Таверна – Сделать таверну или трактир в разных городах. В ней игроки могут посидеть вместе за с кружечкой эля <text:s/>и поболтать о том что твориться в мире можно подраться, покидаться <text:s/>кружками.</text:p>
      <text:p text:style-name="P1">19) Дома. Сделать район в городе где можно будет построить для себя или для компании <text:s/>домик. Там же можно будет сделать сундук, куда складывать хабар, там спать, жить… вобщем мечта всех игроков в тэйле. И наверно почти всех игр. </text:p>
      <text:p text:style-name="P1">20) Ловушки. ( позже)</text:p>
      <text:p text:style-name="P1">21) возможность создавать тайники в локациях. Ну и защищать их . что бы найти тайник надо будет очень хорошо прошерстрить локацию. ( это еще буду дополнять)</text:p>
      <text:p text:style-name="P1">22) аватарки</text:p>
      <text:p text:style-name="P1">23) специальный комплект одежды для плавания под водой.</text:p>
      <text:p text:style-name="P1">24) В таверне может быть <text:s/>бармен который будет обслуживать <text:s/>персонажей принося еду. </text:p>
      <text:p text:style-name="P1"><text:soft-page-break/>25) публикация придуманных рассказов игроками в специальной части общения и видимость их на всю игру на какое-то время. </text:p>
      <text:p text:style-name="P1">26) Домашние животные для персов. Их надо будет кормить. Покупать еду в зоомагазинах или самому делать или у персов. Можно бонусы что бы животные приносили. </text:p>
      <text:p text:style-name="P1">27) сделать возможность вступать не только в кланы но и в сообщества по интересам </text:p>
      <text:p text:style-name="P1">28) дополнительные эффекты заклинаниям после какого-то уровня навыка </text:p>
      <text:p text:style-name="P1"><text:s/>сделать разные заклинания – разные навыки.светлое колдовство – один навык. Темное другое. И отдельно Колдовство , Волшебство</text:p>
      <text:p text:style-name="P1">29) возможность установки частной лавки </text:p>
      <text:p text:style-name="P1">30) строительство лодок/плотов/суден и отдельная проффесия – моряк </text:p>
      <text:p text:style-name="P1">31) стихийные бедствия</text:p>
      <text:p text:style-name="P1">32) онлайн часы</text:p>
      <text:p text:style-name="P1">33) список друзей</text:p>
      <text:p text:style-name="P1">34) различные преимущества и недостатки магических школ</text:p>
      <text:p text:style-name="P1">35) праздники/ярмарки</text:p>
      <text:p text:style-name="P1">36) магические артефакты </text:p>
      <text:p text:style-name="P1">37) рандомное возраждение боссов и ботов</text:p>
      <text:p text:style-name="P1">38) придумать апы для вещей и оружия. (слоты как в вове /улучшение харов)</text:p>
      <text:p text:style-name="P1">39) возможнсть эксперементировать с магией (мирной и боевой)придумывать и комбинировать свои заклинания</text:p>
      <text:p text:style-name="P1">40) физ.оружие не будет наносить урон призракам</text:p>
      <text:p text:style-name="P1">41) вселяющиеся демоны и произвольное перемещение по локациям.( или к какой-то цели, </text:p>
      <text:p text:style-name="P1">42) ночью появляется различные темные сущности/нежить</text:p>
      <text:p text:style-name="P1">43) медь/серебро/золото</text:p>
      <text:p text:style-name="P1">44) различные пути от города к городу </text:p>
      <text:p text:style-name="P1">45(64) холод/тепло/ментал От холода персонажу нужно греться и одеваться в теплую одежду /от тепла стоять в тени и пить воду/ а ментал это воздействие на разум. Нужен спец шлем иначе можно пойти на локе не туда или в бою поранить себя</text:p>
      <text:p text:style-name="P1">46) иммунитеты </text:p>
      <text:p text:style-name="P1"><text:soft-page-break/>47) группы для рейдов /квестов ( </text:p>
      <text:p text:style-name="P1">48) проклятие/телекинез/разьедание/высасывания маны/зеркало/вызов/трансформация </text:p>
      <text:p text:style-name="P1">49) сопротивление</text:p>
      <text:p text:style-name="P1">50) рейтинг показывать насколько перс поднялся за пред день</text:p>
      <text:p text:style-name="P1">51) показывать только область где нах перс.</text:p>
      <text:p text:style-name="P1">52) при парализации так же безмолвие( частично –постепенно отходить от парализации</text:p>
      <text:p text:style-name="P1">53) разные уровни перса – разные ответы нпсов</text:p>
      <text:p text:style-name="P1">54) эксперементы в кулинарии</text:p>
      <text:p text:style-name="P1">55) комплекты одежды и доспехов</text:p>
      <text:p text:style-name="P1">56) выкопать часть арта – собрать – зачаровать – активировать ( в разных частях мира)</text:p>
      <text:p text:style-name="P1">57) совместные действия в бою</text:p>
      <text:p text:style-name="P1">58) дурь, трава, трубка, наркотики, </text:p>
      <text:p text:style-name="P1">59) тайные ходы</text:p>
      <text:p text:style-name="P1">60) депозит в банк под низкий процент</text:p>
      <text:p text:style-name="P1">61) арена???</text:p>
      <text:p text:style-name="P1">62) караван из города в город более безопасно, но медленно, возможность нападения</text:p>
      <text:p text:style-name="P1">63) разные рюкзаки ( ХД)</text:p>
      <text:p text:style-name="P1">64) усталость разная</text:p>
      <text:p text:style-name="P1">65) подарки</text:p>
      <text:p text:style-name="P1">66) всеобщая война</text:p>
      <text:p text:style-name="P1">67) заряды заклинаний</text:p>
      <text:p text:style-name="P1">68) <text:span text:style-name="T10">откаты </text:span>от заклинаний ( хп + эффекты длительные)</text:p>
      <text:p text:style-name="P1">69) астральный мир</text:p>
      <text:p text:style-name="P1">70) кидание предметов</text:p>
      <text:p text:style-name="P1">71) палатка/гамак возможность спать в них </text:p>
      <text:p text:style-name="P1">72) броня защита разная от вода земля огонь воздух</text:p>
      <text:p text:style-name="P1">73) скалолазание – отдельный навык</text:p>
      <text:p text:style-name="P1"><text:soft-page-break/>74) грехи(!!)))))</text:p>
      <text:p text:style-name="P1">75) травмы сделать? Порезы/переломы вывихи и навык первая помощь </text:p>
      <text:p text:style-name="P1">76) «автоматические корабли или кареты» (передвижение)</text:p>
      <text:p text:style-name="P1">77) болезни </text:p>
      <text:p text:style-name="P1">78) оружие может затупиться надо точить</text:p>
      <text:p text:style-name="P1">79) профессия летчик ( дирижабль гоблинов )влияние на дир – ветер, тяга, ореинтация </text:p>
      <text:p text:style-name="P1">80) профессия для мага – страж ( изгонять разных сущностей)</text:p>
      <text:p text:style-name="P1">81) госпитали/тюрьмы</text:p>
      <text:p text:style-name="P1">82) чума</text:p>
      <text:p text:style-name="P1">83) духи и души</text:p>
      <text:p text:style-name="P1">84) артефакты-браслеты</text:p>
      <text:p text:style-name="P1">85) свежая еда – консервированная протухшая</text:p>
      <text:p text:style-name="P1">86) одежда может порваться</text:p>
      <text:p text:style-name="P1">87) травы</text:p>
      <text:p text:style-name="P1">88) бесноватые/бесы</text:p>
      <text:p text:style-name="P1">89) порча</text:p>
      <text:p text:style-name="P1">90) грамотность ( как навык)</text:p>
      <text:p text:style-name="P1">91) сферы для заглядывания в другие части мира </text:p>
      <text:p text:style-name="P1">92) отправить персонажа за нарушение в тюрьму или на каторгу. И ему нужно там работать, и попытаться от-туда сбежать<text:bookmark text:name="_GoBac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</meta:initial-creator>
    <dc:creator>m1kc </dc:creator>
    <meta:editing-cycles>4</meta:editing-cycles>
    <meta:creation-date>2012-03-25T12:48:00</meta:creation-date>
    <dc:date>2012-04-09T23:03:31</dc:date>
    <meta:editing-duration>PT7M48S</meta:editing-duration>
    <meta:generator>LibreOffice/3.5$Linux_X86_64 LibreOffice_project/350m1$Build-102</meta:generator>
    <meta:document-statistic meta:table-count="0" meta:image-count="0" meta:object-count="0" meta:page-count="5" meta:paragraph-count="102" meta:word-count="1147" meta:character-count="7424" meta:non-whitespace-character-count="6339"/>
    <meta:user-defined meta:name="AppVersion">14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